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gerian" svg:font-family="Algerian" style:font-family-generic="decorative"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style>
    <style:style style:name="P8" style:family="paragraph" style:parent-style-name="OOoTableText">
      <style:text-properties fo:language="en" fo:country="US"/>
    </style:style>
    <style:style style:name="P9" style:family="paragraph" style:parent-style-name="OOoTextBody" style:master-page-name="">
      <style:paragraph-properties style:page-number="auto" fo:break-before="auto" fo:break-after="auto" fo:keep-with-next="always">
        <style:tab-stops/>
      </style:paragraph-properties>
    </style:style>
    <style:style style:name="P10" style:family="paragraph" style:parent-style-name="OOoTextBody" style:master-page-name="">
      <style:paragraph-properties fo:keep-together="auto" fo:orphans="2" fo:widows="2"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text-properties fo:language="en" fo:country="US"/>
    </style:style>
    <style:style style:name="P13" style:family="paragraph" style:parent-style-name="OOoTextBody" style:master-page-name="">
      <style:paragraph-properties style:page-number="auto" fo:keep-with-next="always"/>
    </style:style>
    <style:style style:name="P14" style:family="paragraph" style:parent-style-name="OOoTextBody_5f_ListIntro">
      <style:paragraph-properties loext:contextual-spacing="false" fo:margin-top="0in" fo:margin-bottom="0.0236in"/>
      <style:text-properties fo:language="en" fo:country="US"/>
    </style:style>
    <style:style style:name="P15" style:family="paragraph" style:parent-style-name="OOoFigureCaption">
      <style:text-properties fo:language="en" fo:country="US"/>
    </style:style>
    <style:style style:name="P16" style:family="paragraph" style:parent-style-name="OOoFigure">
      <style:text-properties fo:language="en" fo:country="US"/>
    </style:style>
    <style:style style:name="P17" style:family="paragraph" style:parent-style-name="OOoTableHeader">
      <style:text-properties fo:language="en" fo:country="US"/>
    </style:style>
    <style:style style:name="P18" style:family="paragraph" style:parent-style-name="OOoTextBody">
      <style:text-properties fo:language="en" fo:country="US"/>
    </style:style>
    <style:style style:name="P19" style:family="paragraph" style:parent-style-name="OOoHeading_20_2">
      <style:paragraph-properties loext:contextual-spacing="false" fo:margin-top="0.0984in" fo:margin-bottom="0.0429in"/>
      <style:text-properties fo:language="en" fo:country="US"/>
    </style:style>
    <style:style style:name="P20" style:family="paragraph" style:parent-style-name="OOoList_20_1_20_Cont.">
      <style:paragraph-properties fo:margin-top="0in" fo:margin-bottom="0.0236in"/>
      <style:text-properties fo:language="en" fo:country="US"/>
    </style:style>
    <style:style style:name="P21" style:family="paragraph" style:parent-style-name="OOoList_20_1_20_Start">
      <style:paragraph-properties loext:contextual-spacing="false" fo:margin-top="0in" fo:margin-bottom="0.0236in"/>
      <style:text-properties fo:language="en" fo:country="US"/>
    </style:style>
    <style:style style:name="P22" style:family="paragraph" style:parent-style-name="OOoList_20_1_20_End">
      <style:text-properties fo:language="en" fo:country="US"/>
    </style:style>
    <style:style style:name="P23" style:family="paragraph" style:parent-style-name="OOoHeading_20_0" style:master-page-name="OOoPageStyle">
      <style:paragraph-properties style:page-number="auto"/>
      <style:text-properties fo:language="en" fo:country="US"/>
    </style:style>
    <style:style style:name="P24" style:family="paragraph" style:parent-style-name="OOoHeading_20_1">
      <style:text-properties fo:language="en" fo:country="US"/>
    </style:style>
    <style:style style:name="P25" style:family="paragraph" style:parent-style-name="OOoHeading_20_1">
      <style:paragraph-properties loext:contextual-spacing="false" fo:margin-top="0.1575in" fo:margin-bottom="0.1256in"/>
      <style:text-properties fo:language="en" fo:country="US"/>
    </style:style>
    <style:style style:name="P26" style:family="paragraph" style:parent-style-name="OOoHeading_20_1">
      <style:paragraph-properties fo:keep-with-next="always"/>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fo:language="en" fo:country="US" fo:font-style="normal" style:font-style-asian="normal" style:font-style-complex="normal"/>
    </style:style>
    <style:style style:name="T7" style:family="text">
      <style:text-properties style:font-style-asian="normal" style:font-style-complex="normal"/>
    </style:style>
    <style:style style:name="T8" style:family="text">
      <style:text-properties style:font-name="Algerian" fo:language="en" fo:country="US"/>
    </style:style>
    <style:style style:name="T9"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Preface</text:h>
      <text:h text:style-name="P24" text:outline-level="2">Who Is This Book For?</text:h>
      <text:p text:style-name="P18">Anyone who wants to get up to speed quickly with Apache OpenOffice will find this book valuable. You may be new to office software, or you may be familiar with another office suite.</text:p>
      <text:h text:style-name="P25" text:outline-level="2">What's in This Book?</text:h>
      <text:p text:style-name="P14">This book introduces the main components of Apache OpenOffice:</text:p>
      <text:list xml:id="list3464889360651425600" text:style-name="OOoBullets_20_1">
        <text:list-item>
          <text:p text:style-name="P21">Writer (word processing)</text:p>
        </text:list-item>
        <text:list-item>
          <text:p text:style-name="P20">Calc (spreadsheets)</text:p>
        </text:list-item>
        <text:list-item>
          <text:p text:style-name="P20">Impress (presentations)</text:p>
        </text:list-item>
        <text:list-item>
          <text:p text:style-name="P20">Draw (vector graphics)</text:p>
        </text:list-item>
        <text:list-item>
          <text:p text:style-name="P20">Base (database)</text:p>
        </text:list-item>
        <text:list-item>
          <text:p text:style-name="P22">Math (equation editor)</text:p>
        </text:list-item>
      </text:list>
      <text:p text:style-name="P18">It also covers some features common to all components, including setup and customization, styles and templates, and printing.</text:p>
      <text:h text:style-name="P25" text:outline-level="2">Where to Get More Help</text:h>
      <text:p text:style-name="P12">This book, the built-in Help system, and user support systems assume that you are familiar with your computer and basic functions such as starting a program, opening and saving files.</text:p>
      <text:h text:style-name="P19" text:outline-level="3">Help System</text:h>
      <text:p text:style-name="P18">Apache OpenOffice comes with an extensive <text:alphabetical-index-mark-start text:id="IMark1364336968"/>Help system<text:alphabetical-index-mark-end text:id="IMark1364336968"/>.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11"><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P19" text:outline-level="3">Free Online Support</text:h>
      <text:p text:style-name="P18">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1364339656"/><text:span text:style-name="T4">support</text:span><text:alphabetical-index-mark-end text:id="IMark1364339656"/><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9">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 to control spamming and is not used for any other purpose.</text:span></text:p>
      <text:h text:style-name="OOoHeading_20_1" text:outline-level="2">What You See May Be Different</text:h>
      <text:p text:style-name="P18">Apache OpenOffice runs on Windows, Linux, and macOS operating systems, each of which has several versions and can be customized by users (fonts, colors, themes, window managers).</text:p>
      <text:p text:style-name="P18">The pictures in this book were taken from a variety of computers and operating systems. Some pictures will therefore not look exactly like what you see on your computer.</text:p>
      <text:h text:style-name="P26" text:outline-level="2">What Are All These Things Called?</text:h>
      <text:p text:style-name="P13"><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10"><text:span text:style-name="T4">A </text:span><text:span text:style-name="OOoEmphasis"><text:span text:style-name="T7">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8">Some dialog windows can be left open as you work, so you can switch back and forth between the dialog and your document. An example of this type is the Find &amp; Replace dialog.</text:p>
      <text:p text:style-name="P16"><text:soft-page-break/><draw:frame draw:style-name="fr1" draw:name="Figure_AOO41GS01_1" text:anchor-type="as-char" svg:width="5.6165in" draw:z-index="0"><draw:text-box fo:min-height="5.7752in"><text:p text:style-name="P15"><draw:frame draw:style-name="fr2" draw:name="AOO41GS01_001" text:anchor-type="as-char" svg:width="5.6035in" svg:height="4.1528in" draw:z-index="1"><draw:image xlink:href="Pictures/10000000000002030000016749141A3D.png" xlink:type="simple" xlink:show="embed" xlink:actuate="onLoad"/></draw:frame></text:p><text:p text:style-name="P15">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P24" text:outline-level="2">Using Apache OpenOffice on macOS</text:h>
      <text:p text:style-name="P9"><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OS equivalent</text:p>
          </table:table-cell>
          <table:table-cell table:style-name="Table1.A1" office:value-type="string">
            <text:p text:style-name="P17">Effect</text:p>
          </table:table-cell>
        </table:table-row>
        <table:table-row table:style-name="Table1.1">
          <table:table-cell table:style-name="Table1.A2" office:value-type="string">
            <text:p text:style-name="P7"><text:span text:style-name="OOoMenuPath"><text:span text:style-name="T3">Tools &gt; Options</text:span></text:span><text:span text:style-name="T1"> </text:span><text:span text:style-name="T4">menu selection</text:span></text:p>
          </table:table-cell>
          <table:table-cell table:style-name="Table1.A2" office:value-type="string">
            <text:p text:style-name="P6"><text:span text:style-name="OOoMenuPath"><text:span text:style-name="T4">OpenOffice &gt; Preferences</text:span></text:span></text:p>
          </table:table-cell>
          <table:table-cell table:style-name="Table1.A2" office:value-type="string">
            <text:p text:style-name="P8">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8">Open a context menu</text:p>
          </table:table-cell>
        </table:table-row>
        <table:table-row table:style-name="Table1.1">
          <table:table-cell table:style-name="Table1.A2" office:value-type="string">
            <text:p text:style-name="P6"><text:span text:style-name="OOoKeystroke"><text:span text:style-name="T4">Ctrl (Control)</text:span></text:span></text:p>
          </table:table-cell>
          <table:table-cell table:style-name="Table1.A2" office:value-type="string">
            <text:p text:style-name="P7"><text:span text:style-name="T2">z</text:span><text:span text:style-name="T1"> </text:span><text:span text:style-name="OOoKeystroke"><text:span text:style-name="T4">(Command)</text:span></text:span></text:p>
          </table:table-cell>
          <table:table-cell table:style-name="Table1.A2" office:value-type="string">
            <text:p text:style-name="P8">Used with other keys</text:p>
          </table:table-cell>
        </table:table-row>
        <table:table-row table:style-name="Table1.1">
          <table:table-cell table:style-name="Table1.A2" office:value-type="string">
            <text:p text:style-name="P6"><text:span text:style-name="OOoKeystroke"><text:span text:style-name="T4">F11</text:span></text:span></text:p>
          </table:table-cell>
          <table:table-cell table:style-name="Table1.A2" office:value-type="string">
            <text:p text:style-name="P7"><text:span text:style-name="T2">z</text:span><text:span text:style-name="T1">+</text:span><text:span text:style-name="OOoKeystroke"><text:span text:style-name="T4">T</text:span></text:span></text:p>
          </table:table-cell>
          <table:table-cell table:style-name="Table1.A2" office:value-type="string">
            <text:p text:style-name="P8">Open the Styles and Formatting window</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gerian" svg:font-family="Algerian" style:font-family-generic="decorative"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fo:text-align="start" style:justify-single-word="false"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fo:background-color="transparent">
        <style:tab-stops/>
        <style:background-image/>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AOO41GS Preface</text:title><text:tab/><text:chapter text:display="name" text:outline-level="1"/><text:tab/><text:page-number text:select-page="current">3</text:page-number></text:p>
      </style:footer>
    </style:master-page>
    <style:master-page style:name="OOoFrontMatter" style:page-layout-name="Mpm7">
      <style:footer>
        <text:p text:style-name="MP3"><text:title>AOO41GS Preface</text:title> | <text:page-number text:select-page="current">3</text:page-number></text:p>
      </style:footer>
      <style:footer-left>
        <text:p text:style-name="MP4"><text:page-number text:select-page="current">3</text:page-number> | <text:title>AOO41GS Prefa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Preface</text:chapter> | <text:page-number text:select-page="current">3</text:page-number></text:p>
      </style:footer>
      <style:footer-left>
        <text:p text:style-name="MP4"><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2-07-09T11:55:24.55</dc:date>
    <dc:creator>Keith McKenna</dc:creator>
    <meta:editing-duration>PT7H37M16S</meta:editing-duration>
    <meta:editing-cycles>30</meta:editing-cycles>
    <meta:generator>OpenOffice/4.1.12$Win32 OpenOffice.org_project/4112m1$Build-9809</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70" meta:character-count="4447"/>
    <meta:user-defined meta:name="Info 1"/>
    <meta:user-defined meta:name="Info 2"/>
    <meta:user-defined meta:name="Info 3"/>
    <meta:user-defined meta:name="Info 4"/>
    <meta:template xlink:type="simple" xlink:actuate="onRequest" xlink:title="AOOdoc" xlink:href="../../AppData/Roaming/OpenOffice/4/user/template/en-US/AOOdoc.ott" meta:date="2021-04-24T18:32:22.33"/>
  </office:meta>
</office:document-meta>
</file>